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rminer?</text:p>
          </table:table-cell>
        </table:table-row>
        <table:table-row table:style-name="ro1">
          <table:table-cell office:value-type="string" calcext:value-type="string">
            <text:p>Comprendre 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éer une paire de cl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la clé priv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crypt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rranger les fon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ompléter les Unit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encer</text:p>
          </table:table-cell>
        </table:table-row>
        <table:table-row table:style-name="ro1">
          <table:table-cell office:value-type="string" calcext:value-type="string">
            <text:p>Faire un certifi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igner un fich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érifier la sig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Arranger le contenu de la page d’accue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r le contenu de présent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esig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développe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à propo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ranger le contenu de service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00-00-00</text:date>, <text:time style:data-style-name="N2" text:time-value="14:55:35.6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0:31:26.123000000</meta:creation-date>
    <dc:date>2026-02-03T14:57:53.589000000</dc:date>
    <meta:editing-duration>PT5H16M51S</meta:editing-duration>
    <meta:editing-cycles>3</meta:editing-cycles>
    <meta:generator>LibreOffice/7.6.0.3$Windows_X86_64 LibreOffice_project/69edd8b8ebc41d00b4de3915dc82f8f0fc3b6265</meta:generator>
    <meta:document-statistic meta:table-count="1" meta:cell-count="48" meta:object-count="0"/>
  </office:meta>
</office:document-meta>
</file>